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7f3294" officeooo:paragraph-rsid="007f3294"/>
    </style:style>
    <style:style style:name="P2" style:family="paragraph" style:parent-style-name="Standard">
      <style:text-properties officeooo:rsid="00a0b12a" officeooo:paragraph-rsid="00a0b12a"/>
    </style:style>
    <style:style style:name="P3" style:family="paragraph" style:parent-style-name="Standard">
      <style:text-properties officeooo:rsid="00eb2cc2" officeooo:paragraph-rsid="00eb2cc2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 officeooo:rsid="00f59ca2" officeooo:paragraph-rsid="00f59ca2"/>
    </style:style>
    <style:style style:name="P5" style:family="paragraph" style:parent-style-name="Standard">
      <style:text-properties officeooo:rsid="00aa8ea1" officeooo:paragraph-rsid="00aa8ea1"/>
    </style:style>
    <style:style style:name="P6" style:family="paragraph" style:parent-style-name="Standard">
      <style:text-properties officeooo:rsid="0170f00e" officeooo:paragraph-rsid="0170f00e"/>
    </style:style>
    <style:style style:name="P7" style:family="paragraph" style:parent-style-name="Hidden" style:list-style-name="L1"/>
    <style:style style:name="P8" style:family="paragraph" style:parent-style-name="Standard" style:list-style-name="L1"/>
    <style:style style:name="P9" style:family="paragraph" style:parent-style-name="Standard" style:list-style-name="L1">
      <style:text-properties officeooo:paragraph-rsid="00f970d2"/>
    </style:style>
    <style:style style:name="P10" style:family="paragraph" style:parent-style-name="Standard" style:list-style-name="L1">
      <style:text-properties officeooo:paragraph-rsid="0024c9ea"/>
    </style:style>
    <style:style style:name="P11" style:family="paragraph" style:parent-style-name="Standard" style:list-style-name="L1">
      <style:text-properties officeooo:paragraph-rsid="0026bfa1"/>
    </style:style>
    <style:style style:name="P12" style:family="paragraph" style:parent-style-name="Standard" style:list-style-name="L1">
      <style:text-properties officeooo:paragraph-rsid="0117c40d"/>
    </style:style>
    <style:style style:name="P13" style:family="paragraph" style:parent-style-name="Standard" style:list-style-name="L1">
      <style:text-properties officeooo:paragraph-rsid="00e7a529"/>
    </style:style>
    <style:style style:name="P14" style:family="paragraph" style:parent-style-name="Standard" style:list-style-name="L1">
      <style:text-properties officeooo:paragraph-rsid="0077d527"/>
    </style:style>
    <style:style style:name="P15" style:family="paragraph" style:parent-style-name="Standard" style:list-style-name="L1">
      <style:text-properties officeooo:paragraph-rsid="013083a0"/>
    </style:style>
    <style:style style:name="P16" style:family="paragraph" style:parent-style-name="Standard" style:list-style-name="L1">
      <style:text-properties officeooo:rsid="00b4f501" officeooo:paragraph-rsid="00b4f501"/>
    </style:style>
    <style:style style:name="P17" style:family="paragraph" style:parent-style-name="Standard" style:list-style-name="L1">
      <style:text-properties officeooo:rsid="00b5ac97" officeooo:paragraph-rsid="00b5ac97"/>
    </style:style>
    <style:style style:name="P18" style:family="paragraph" style:parent-style-name="Standard" style:list-style-name="L1">
      <style:text-properties officeooo:rsid="00b7915d" officeooo:paragraph-rsid="00b7915d"/>
    </style:style>
    <style:style style:name="P19" style:family="paragraph" style:parent-style-name="Standard" style:list-style-name="L1">
      <style:text-properties officeooo:rsid="0022fd9a" officeooo:paragraph-rsid="0022fd9a"/>
    </style:style>
    <style:style style:name="P20" style:family="paragraph" style:parent-style-name="Standard" style:list-style-name="L1">
      <style:text-properties officeooo:rsid="002d308d" officeooo:paragraph-rsid="002d308d"/>
    </style:style>
    <style:style style:name="P21" style:family="paragraph" style:parent-style-name="Standard" style:list-style-name="L1">
      <style:text-properties officeooo:rsid="0024c9ea" officeooo:paragraph-rsid="0024c9ea"/>
    </style:style>
    <style:style style:name="P22" style:family="paragraph" style:parent-style-name="Standard" style:list-style-name="L1">
      <style:text-properties officeooo:rsid="0026bfa1" officeooo:paragraph-rsid="0026bfa1"/>
    </style:style>
    <style:style style:name="P23" style:family="paragraph" style:parent-style-name="Standard" style:list-style-name="L1">
      <style:text-properties officeooo:rsid="002d9c6c" officeooo:paragraph-rsid="002d9c6c"/>
    </style:style>
    <style:style style:name="P24" style:family="paragraph" style:parent-style-name="Standard" style:list-style-name="L1">
      <style:text-properties officeooo:rsid="00285986" officeooo:paragraph-rsid="00285986"/>
    </style:style>
    <style:style style:name="P25" style:family="paragraph" style:parent-style-name="Standard" style:list-style-name="L1">
      <style:text-properties officeooo:rsid="002a4c62" officeooo:paragraph-rsid="002a4c62"/>
    </style:style>
    <style:style style:name="P26" style:family="paragraph" style:parent-style-name="Standard" style:list-style-name="L1">
      <style:text-properties officeooo:rsid="002dcdb0" officeooo:paragraph-rsid="002dcdb0"/>
    </style:style>
    <style:style style:name="P27" style:family="paragraph" style:parent-style-name="Standard" style:list-style-name="L1">
      <style:text-properties officeooo:rsid="00adddd6" officeooo:paragraph-rsid="00b93eb5"/>
    </style:style>
    <style:style style:name="P28" style:family="paragraph" style:parent-style-name="Standard" style:list-style-name="L1">
      <style:text-properties officeooo:rsid="00c13133" officeooo:paragraph-rsid="00c13133"/>
    </style:style>
    <style:style style:name="P29" style:family="paragraph" style:parent-style-name="Standard" style:list-style-name="L1">
      <style:text-properties officeooo:rsid="0036a5af" officeooo:paragraph-rsid="0036a5af"/>
    </style:style>
    <style:style style:name="P30" style:family="paragraph" style:parent-style-name="Standard" style:list-style-name="L1">
      <style:text-properties officeooo:rsid="0038240f" officeooo:paragraph-rsid="0038240f"/>
    </style:style>
    <style:style style:name="P31" style:family="paragraph" style:parent-style-name="Standard" style:list-style-name="L1">
      <style:text-properties officeooo:rsid="00ae761f" officeooo:paragraph-rsid="00ae761f"/>
    </style:style>
    <style:style style:name="P32" style:family="paragraph" style:parent-style-name="Standard" style:list-style-name="L1">
      <style:text-properties officeooo:rsid="003a1f2f" officeooo:paragraph-rsid="003a1f2f"/>
    </style:style>
    <style:style style:name="P33" style:family="paragraph" style:parent-style-name="Standard" style:list-style-name="L1">
      <style:text-properties officeooo:rsid="003a8f61" officeooo:paragraph-rsid="003a8f61"/>
    </style:style>
    <style:style style:name="P34" style:family="paragraph" style:parent-style-name="Standard" style:list-style-name="L1">
      <style:text-properties officeooo:rsid="003c1443" officeooo:paragraph-rsid="003c1443"/>
    </style:style>
    <style:style style:name="P35" style:family="paragraph" style:parent-style-name="Standard" style:list-style-name="L1">
      <style:text-properties officeooo:rsid="003d6919" officeooo:paragraph-rsid="003d6919"/>
    </style:style>
    <style:style style:name="P36" style:family="paragraph" style:parent-style-name="Standard" style:list-style-name="L1">
      <style:text-properties officeooo:rsid="0040ade7" officeooo:paragraph-rsid="0040ade7"/>
    </style:style>
    <style:style style:name="P37" style:family="paragraph" style:parent-style-name="Standard" style:list-style-name="L1">
      <style:text-properties officeooo:rsid="00bc75f0" officeooo:paragraph-rsid="00bc75f0"/>
    </style:style>
    <style:style style:name="P38" style:family="paragraph" style:parent-style-name="Standard" style:list-style-name="L1">
      <style:text-properties officeooo:rsid="0042880d" officeooo:paragraph-rsid="0042880d"/>
    </style:style>
    <style:style style:name="P39" style:family="paragraph" style:parent-style-name="Standard" style:list-style-name="L1">
      <style:text-properties officeooo:rsid="0044f178" officeooo:paragraph-rsid="0044f178"/>
    </style:style>
    <style:style style:name="P40" style:family="paragraph" style:parent-style-name="Standard" style:list-style-name="L1">
      <style:text-properties officeooo:rsid="0043b2e8" officeooo:paragraph-rsid="0043b2e8"/>
    </style:style>
    <style:style style:name="P41" style:family="paragraph" style:parent-style-name="Standard" style:list-style-name="L1">
      <style:text-properties officeooo:rsid="00c660cd" officeooo:paragraph-rsid="00c660cd"/>
    </style:style>
    <style:style style:name="P42" style:family="paragraph" style:parent-style-name="Standard" style:list-style-name="L1">
      <style:text-properties officeooo:rsid="00494c59" officeooo:paragraph-rsid="00494c59"/>
    </style:style>
    <style:style style:name="P43" style:family="paragraph" style:parent-style-name="Standard" style:list-style-name="L1">
      <style:text-properties officeooo:rsid="004ec26b" officeooo:paragraph-rsid="004ec26b"/>
    </style:style>
    <style:style style:name="P44" style:family="paragraph" style:parent-style-name="Standard" style:list-style-name="L1">
      <style:text-properties officeooo:rsid="00503fbd" officeooo:paragraph-rsid="00503fbd"/>
    </style:style>
    <style:style style:name="P45" style:family="paragraph" style:parent-style-name="Standard" style:list-style-name="L1">
      <style:text-properties officeooo:rsid="00507008" officeooo:paragraph-rsid="00507008"/>
    </style:style>
    <style:style style:name="P46" style:family="paragraph" style:parent-style-name="Standard" style:list-style-name="L1">
      <style:text-properties officeooo:rsid="00514e5b" officeooo:paragraph-rsid="00514e5b"/>
    </style:style>
    <style:style style:name="P47" style:family="paragraph" style:parent-style-name="Standard" style:list-style-name="L1">
      <style:text-properties officeooo:rsid="005526e4" officeooo:paragraph-rsid="005526e4"/>
    </style:style>
    <style:style style:name="P48" style:family="paragraph" style:parent-style-name="Standard" style:list-style-name="L1">
      <style:text-properties officeooo:rsid="00567cc8" officeooo:paragraph-rsid="00567cc8"/>
    </style:style>
    <style:style style:name="P49" style:family="paragraph" style:parent-style-name="Standard" style:list-style-name="L1">
      <style:text-properties officeooo:rsid="00c9b34e" officeooo:paragraph-rsid="00c9b34e"/>
    </style:style>
    <style:style style:name="P50" style:family="paragraph" style:parent-style-name="Standard" style:list-style-name="L1">
      <style:text-properties officeooo:rsid="00ca9c30" officeooo:paragraph-rsid="00ca9c30"/>
    </style:style>
    <style:style style:name="P51" style:family="paragraph" style:parent-style-name="Standard" style:list-style-name="L1">
      <style:text-properties officeooo:rsid="00865e14" officeooo:paragraph-rsid="00865e14"/>
    </style:style>
    <style:style style:name="P52" style:family="paragraph" style:parent-style-name="Standard" style:list-style-name="L1">
      <style:text-properties officeooo:rsid="00598b33" officeooo:paragraph-rsid="00598b33"/>
    </style:style>
    <style:style style:name="P53" style:family="paragraph" style:parent-style-name="Standard" style:list-style-name="L1">
      <style:text-properties officeooo:rsid="005efd6b" officeooo:paragraph-rsid="005efd6b"/>
    </style:style>
    <style:style style:name="P54" style:family="paragraph" style:parent-style-name="Standard" style:list-style-name="L1">
      <style:text-properties officeooo:rsid="00d19797" officeooo:paragraph-rsid="00d19797"/>
    </style:style>
    <style:style style:name="P55" style:family="paragraph" style:parent-style-name="Standard" style:list-style-name="L1">
      <style:text-properties officeooo:rsid="00d2c1a5" officeooo:paragraph-rsid="00d2c1a5"/>
    </style:style>
    <style:style style:name="P56" style:family="paragraph" style:parent-style-name="Standard" style:list-style-name="L1">
      <style:text-properties officeooo:rsid="006413c2" officeooo:paragraph-rsid="006413c2"/>
    </style:style>
    <style:style style:name="P57" style:family="paragraph" style:parent-style-name="Standard" style:list-style-name="L1">
      <style:text-properties officeooo:rsid="005afee5" officeooo:paragraph-rsid="005afee5"/>
    </style:style>
    <style:style style:name="P58" style:family="paragraph" style:parent-style-name="Standard" style:list-style-name="L1">
      <style:text-properties officeooo:rsid="007087c0" officeooo:paragraph-rsid="007087c0"/>
    </style:style>
    <style:style style:name="P59" style:family="paragraph" style:parent-style-name="Standard" style:list-style-name="L1">
      <style:text-properties officeooo:rsid="0070db10" officeooo:paragraph-rsid="0070db10"/>
    </style:style>
    <style:style style:name="P60" style:family="paragraph" style:parent-style-name="Standard" style:list-style-name="L1">
      <style:text-properties officeooo:rsid="005f8f0f" officeooo:paragraph-rsid="005f8f0f"/>
    </style:style>
    <style:style style:name="P61" style:family="paragraph" style:parent-style-name="Standard" style:list-style-name="L1">
      <style:text-properties officeooo:rsid="0064ff05" officeooo:paragraph-rsid="0064ff05"/>
    </style:style>
    <style:style style:name="P62" style:family="paragraph" style:parent-style-name="Standard" style:list-style-name="L1">
      <style:text-properties officeooo:rsid="00bcf71d" officeooo:paragraph-rsid="00bcf71d"/>
    </style:style>
    <style:style style:name="P63" style:family="paragraph" style:parent-style-name="Standard" style:list-style-name="L1">
      <style:text-properties officeooo:rsid="00bfb78b" officeooo:paragraph-rsid="00bfb78b"/>
    </style:style>
    <style:style style:name="P64" style:family="paragraph" style:parent-style-name="Standard" style:list-style-name="L1">
      <style:text-properties officeooo:rsid="00d6ce29" officeooo:paragraph-rsid="01604feb"/>
    </style:style>
    <style:style style:name="P65" style:family="paragraph" style:parent-style-name="Standard" style:list-style-name="L1">
      <style:text-properties officeooo:rsid="00d6ce29" officeooo:paragraph-rsid="00d6ce29"/>
    </style:style>
    <style:style style:name="P66" style:family="paragraph" style:parent-style-name="Standard" style:list-style-name="L1">
      <style:text-properties officeooo:rsid="00d91ca7" officeooo:paragraph-rsid="00d91ca7"/>
    </style:style>
    <style:style style:name="P67" style:family="paragraph" style:parent-style-name="Standard" style:list-style-name="L1">
      <style:text-properties officeooo:rsid="0075a823" officeooo:paragraph-rsid="0075a823"/>
    </style:style>
    <style:style style:name="P68" style:family="paragraph" style:parent-style-name="Standard" style:list-style-name="L1">
      <style:text-properties officeooo:rsid="0077d527" officeooo:paragraph-rsid="0077d527"/>
    </style:style>
    <style:style style:name="P69" style:family="paragraph" style:parent-style-name="Standard" style:list-style-name="L1">
      <style:text-properties fo:font-weight="bold" officeooo:rsid="00c2c52d" officeooo:paragraph-rsid="00c2c52d" style:font-weight-asian="bold" style:font-weight-complex="bold"/>
    </style:style>
    <style:style style:name="P70" style:family="paragraph" style:parent-style-name="Standard" style:list-style-name="L1">
      <style:text-properties officeooo:rsid="0119380e" officeooo:paragraph-rsid="0119380e"/>
    </style:style>
    <style:style style:name="P71" style:family="paragraph" style:parent-style-name="Standard" style:list-style-name="L1">
      <style:text-properties officeooo:rsid="0105ee76" officeooo:paragraph-rsid="0105ee76"/>
    </style:style>
    <style:style style:name="P72" style:family="paragraph" style:parent-style-name="Standard" style:list-style-name="L1">
      <style:text-properties officeooo:rsid="00c2c52d" officeooo:paragraph-rsid="00c2c52d"/>
    </style:style>
    <style:style style:name="P73" style:family="paragraph" style:parent-style-name="Standard" style:list-style-name="L1">
      <style:text-properties officeooo:rsid="00dfc6c9" officeooo:paragraph-rsid="00dfc6c9"/>
    </style:style>
    <style:style style:name="P74" style:family="paragraph" style:parent-style-name="Standard" style:list-style-name="L1">
      <style:text-properties officeooo:rsid="00e0f084" officeooo:paragraph-rsid="00e0f084"/>
    </style:style>
    <style:style style:name="P75" style:family="paragraph" style:parent-style-name="Standard" style:list-style-name="L1">
      <style:text-properties officeooo:rsid="00e1eeaf" officeooo:paragraph-rsid="00e1eeaf"/>
    </style:style>
    <style:style style:name="P76" style:family="paragraph" style:parent-style-name="Standard" style:list-style-name="L1">
      <style:text-properties officeooo:rsid="0099a99d" officeooo:paragraph-rsid="0099a99d"/>
    </style:style>
    <style:style style:name="P77" style:family="paragraph" style:parent-style-name="Standard" style:list-style-name="L1">
      <style:text-properties officeooo:rsid="0099a99d" officeooo:paragraph-rsid="00e37957"/>
    </style:style>
    <style:style style:name="P78" style:family="paragraph" style:parent-style-name="Standard" style:list-style-name="L1">
      <style:text-properties officeooo:rsid="00e37957" officeooo:paragraph-rsid="00e37957"/>
    </style:style>
    <style:style style:name="P79" style:family="paragraph" style:parent-style-name="Standard" style:list-style-name="L1">
      <style:text-properties officeooo:rsid="00e4efbb" officeooo:paragraph-rsid="00e4efbb"/>
    </style:style>
    <style:style style:name="P80" style:family="paragraph" style:parent-style-name="Standard" style:list-style-name="L1">
      <style:text-properties officeooo:rsid="01162ae0" officeooo:paragraph-rsid="01162ae0"/>
    </style:style>
    <style:style style:name="P81" style:family="paragraph" style:parent-style-name="Standard" style:list-style-name="L1">
      <style:text-properties officeooo:rsid="015b1d74" officeooo:paragraph-rsid="015b1d74"/>
    </style:style>
    <style:style style:name="P82" style:family="paragraph" style:parent-style-name="Standard" style:list-style-name="L1">
      <style:text-properties officeooo:rsid="009afdf4" officeooo:paragraph-rsid="009afdf4"/>
    </style:style>
    <style:style style:name="P83" style:family="paragraph" style:parent-style-name="Standard" style:list-style-name="L1">
      <style:text-properties officeooo:rsid="00b30e80" officeooo:paragraph-rsid="00b30e80"/>
    </style:style>
    <style:style style:name="P84" style:family="paragraph" style:parent-style-name="Standard" style:list-style-name="L1">
      <style:text-properties officeooo:rsid="011ac288" officeooo:paragraph-rsid="011ac288"/>
    </style:style>
    <style:style style:name="P85" style:family="paragraph" style:parent-style-name="Standard" style:list-style-name="L1">
      <style:text-properties officeooo:rsid="011ab1dc" officeooo:paragraph-rsid="011ab1dc"/>
    </style:style>
    <style:style style:name="P86" style:family="paragraph" style:parent-style-name="Standard" style:list-style-name="L1">
      <style:text-properties officeooo:rsid="00c2a75b" officeooo:paragraph-rsid="00e74c7a"/>
    </style:style>
    <style:style style:name="P87" style:family="paragraph" style:parent-style-name="Standard" style:list-style-name="L1">
      <style:text-properties officeooo:rsid="00f970d2" officeooo:paragraph-rsid="00f970d2"/>
    </style:style>
    <style:style style:name="P88" style:family="paragraph" style:parent-style-name="Standard" style:list-style-name="L1">
      <style:text-properties officeooo:rsid="010994cc" officeooo:paragraph-rsid="010994cc"/>
    </style:style>
    <style:style style:name="P89" style:family="paragraph" style:parent-style-name="Standard" style:list-style-name="L1">
      <style:text-properties officeooo:rsid="00f748f5" officeooo:paragraph-rsid="00f748f5"/>
    </style:style>
    <style:style style:name="P90" style:family="paragraph" style:parent-style-name="Standard" style:list-style-name="L1">
      <style:text-properties officeooo:rsid="00facd38" officeooo:paragraph-rsid="00facd38"/>
    </style:style>
    <style:style style:name="P91" style:family="paragraph" style:parent-style-name="Standard" style:list-style-name="L1">
      <style:text-properties officeooo:rsid="010b8327" officeooo:paragraph-rsid="010b8327"/>
    </style:style>
    <style:style style:name="P92" style:family="paragraph" style:parent-style-name="Standard" style:list-style-name="L1">
      <style:text-properties officeooo:rsid="00fb0195" officeooo:paragraph-rsid="0105142d"/>
    </style:style>
    <style:style style:name="P93" style:family="paragraph" style:parent-style-name="Standard" style:list-style-name="L1">
      <style:text-properties officeooo:rsid="009d6b3a" officeooo:paragraph-rsid="009d6b3a"/>
    </style:style>
    <style:style style:name="P94" style:family="paragraph" style:parent-style-name="Standard" style:list-style-name="L1">
      <style:text-properties officeooo:rsid="0166fbcf" officeooo:paragraph-rsid="0166fbcf"/>
    </style:style>
    <style:style style:name="P95" style:family="paragraph" style:parent-style-name="Standard" style:list-style-name="L1">
      <style:text-properties officeooo:rsid="009d86a9" officeooo:paragraph-rsid="009d86a9"/>
    </style:style>
    <style:style style:name="P96" style:family="paragraph" style:parent-style-name="Standard" style:list-style-name="L1">
      <style:text-properties officeooo:rsid="009f8045" officeooo:paragraph-rsid="009f8045"/>
    </style:style>
    <style:style style:name="P97" style:family="paragraph" style:parent-style-name="Standard" style:list-style-name="L1">
      <style:text-properties officeooo:rsid="011f784c" officeooo:paragraph-rsid="011f784c"/>
    </style:style>
    <style:style style:name="P98" style:family="paragraph" style:parent-style-name="Standard" style:list-style-name="L1">
      <style:text-properties officeooo:rsid="0134578b" officeooo:paragraph-rsid="0134578b"/>
    </style:style>
    <style:style style:name="P99" style:family="paragraph" style:parent-style-name="Standard" style:list-style-name="L1">
      <style:text-properties officeooo:rsid="00eb2cc2" officeooo:paragraph-rsid="00eb2cc2"/>
    </style:style>
    <style:style style:name="P100" style:family="paragraph" style:parent-style-name="Standard" style:list-style-name="L1">
      <style:text-properties officeooo:rsid="00a0b12a" officeooo:paragraph-rsid="00a0b12a"/>
    </style:style>
    <style:style style:name="P101" style:family="paragraph" style:parent-style-name="Standard" style:list-style-name="L1">
      <style:text-properties officeooo:rsid="0139327d" officeooo:paragraph-rsid="0139327d"/>
    </style:style>
    <style:style style:name="P102" style:family="paragraph" style:parent-style-name="Standard" style:list-style-name="L1">
      <style:text-properties officeooo:rsid="00ef7427" officeooo:paragraph-rsid="00eb33c3"/>
    </style:style>
    <style:style style:name="P103" style:family="paragraph" style:parent-style-name="Standard" style:list-style-name="L1">
      <style:text-properties officeooo:rsid="00ef7427" officeooo:paragraph-rsid="00ef7427"/>
    </style:style>
    <style:style style:name="P104" style:family="paragraph" style:parent-style-name="Standard" style:list-style-name="L1">
      <style:text-properties officeooo:rsid="01216d69" officeooo:paragraph-rsid="01216d69"/>
    </style:style>
    <style:style style:name="P105" style:family="paragraph" style:parent-style-name="Standard" style:list-style-name="L1">
      <style:text-properties officeooo:rsid="00ecb973" officeooo:paragraph-rsid="01216d69"/>
    </style:style>
    <style:style style:name="P106" style:family="paragraph" style:parent-style-name="Standard" style:list-style-name="L1">
      <style:text-properties officeooo:rsid="00ecb973" officeooo:paragraph-rsid="00ecb973"/>
    </style:style>
    <style:style style:name="P107" style:family="paragraph" style:parent-style-name="Standard" style:list-style-name="L1">
      <style:text-properties officeooo:rsid="00ee409d" officeooo:paragraph-rsid="00ee409d"/>
    </style:style>
    <style:style style:name="P108" style:family="paragraph" style:parent-style-name="Standard" style:list-style-name="L1">
      <style:text-properties officeooo:rsid="00f6303f" officeooo:paragraph-rsid="00f6303f"/>
    </style:style>
    <style:style style:name="P109" style:family="paragraph" style:parent-style-name="Standard" style:list-style-name="L1">
      <style:text-properties officeooo:rsid="01259def" officeooo:paragraph-rsid="01259def"/>
    </style:style>
    <style:style style:name="P110" style:family="paragraph" style:parent-style-name="Standard" style:list-style-name="L1">
      <style:text-properties officeooo:rsid="01449168" officeooo:paragraph-rsid="01449168"/>
    </style:style>
    <style:style style:name="P111" style:family="paragraph" style:parent-style-name="Standard" style:list-style-name="L1">
      <style:text-properties officeooo:rsid="00f146aa" officeooo:paragraph-rsid="00f146aa"/>
    </style:style>
    <style:style style:name="P112" style:family="paragraph" style:parent-style-name="Standard" style:list-style-name="L1">
      <style:text-properties officeooo:rsid="00f1940f" officeooo:paragraph-rsid="00f1940f"/>
    </style:style>
    <style:style style:name="P113" style:family="paragraph" style:parent-style-name="Standard" style:list-style-name="L1">
      <style:text-properties officeooo:rsid="011277e7" officeooo:paragraph-rsid="011277e7"/>
    </style:style>
    <style:style style:name="P114" style:family="paragraph" style:parent-style-name="Standard" style:list-style-name="L1">
      <style:text-properties officeooo:rsid="00f2cb8d" officeooo:paragraph-rsid="00f2cb8d"/>
    </style:style>
    <style:style style:name="P115" style:family="paragraph" style:parent-style-name="Standard" style:list-style-name="L1">
      <style:text-properties officeooo:rsid="00f44c0f" officeooo:paragraph-rsid="00f44c0f"/>
    </style:style>
    <style:style style:name="P116" style:family="paragraph" style:parent-style-name="Standard" style:list-style-name="L1">
      <style:text-properties officeooo:rsid="00f4a107" officeooo:paragraph-rsid="00f4a107"/>
    </style:style>
    <style:style style:name="P117" style:family="paragraph" style:parent-style-name="Standard" style:list-style-name="L1">
      <style:text-properties officeooo:rsid="00f59ca2" officeooo:paragraph-rsid="00f59ca2"/>
    </style:style>
    <style:style style:name="P118" style:family="paragraph" style:parent-style-name="Standard" style:list-style-name="L1">
      <style:text-properties officeooo:rsid="01451d11" officeooo:paragraph-rsid="01451d11"/>
    </style:style>
    <style:style style:name="P119" style:family="paragraph" style:parent-style-name="Standard" style:list-style-name="L1">
      <style:text-properties officeooo:rsid="00a43e67" officeooo:paragraph-rsid="00a69b55"/>
    </style:style>
    <style:style style:name="P120" style:family="paragraph" style:parent-style-name="Standard" style:list-style-name="L1">
      <style:text-properties officeooo:rsid="0127412f" officeooo:paragraph-rsid="0127412f"/>
    </style:style>
    <style:style style:name="P121" style:family="paragraph" style:parent-style-name="Standard" style:list-style-name="L1">
      <style:text-properties officeooo:rsid="013a8be7" officeooo:paragraph-rsid="013a8be7"/>
    </style:style>
    <style:style style:name="P122" style:family="paragraph" style:parent-style-name="Standard" style:list-style-name="L1">
      <style:text-properties officeooo:rsid="013d2c5f" officeooo:paragraph-rsid="013d2c5f"/>
    </style:style>
    <style:style style:name="P123" style:family="paragraph" style:parent-style-name="Standard" style:list-style-name="L1">
      <style:text-properties officeooo:rsid="00a88319" officeooo:paragraph-rsid="00a88319"/>
    </style:style>
    <style:style style:name="P124" style:family="paragraph" style:parent-style-name="Standard" style:list-style-name="L1">
      <style:text-properties officeooo:rsid="014043af" officeooo:paragraph-rsid="014043af"/>
    </style:style>
    <style:style style:name="P125" style:family="paragraph" style:parent-style-name="Standard" style:list-style-name="L1">
      <style:text-properties officeooo:rsid="01478438" officeooo:paragraph-rsid="01478438"/>
    </style:style>
    <style:style style:name="P126" style:family="paragraph" style:parent-style-name="Standard" style:list-style-name="L1">
      <style:text-properties officeooo:rsid="0148dca1" officeooo:paragraph-rsid="0148dca1"/>
    </style:style>
    <style:style style:name="P127" style:family="paragraph" style:parent-style-name="Standard" style:list-style-name="L1">
      <style:text-properties officeooo:rsid="0128d0f6" officeooo:paragraph-rsid="0128d0f6"/>
    </style:style>
    <style:style style:name="P128" style:family="paragraph" style:parent-style-name="Standard" style:list-style-name="L1">
      <style:text-properties officeooo:rsid="012a4b1d" officeooo:paragraph-rsid="012a4b1d"/>
    </style:style>
    <style:style style:name="P129" style:family="paragraph" style:parent-style-name="Standard" style:list-style-name="L1">
      <style:text-properties officeooo:rsid="00a96130" officeooo:paragraph-rsid="00a96130"/>
    </style:style>
    <style:style style:name="P130" style:family="paragraph" style:parent-style-name="Standard" style:list-style-name="L1">
      <style:text-properties officeooo:rsid="012d6407" officeooo:paragraph-rsid="012ae80c"/>
    </style:style>
    <style:style style:name="P131" style:family="paragraph" style:parent-style-name="Standard" style:list-style-name="L1">
      <style:text-properties officeooo:rsid="012dd03b" officeooo:paragraph-rsid="012dd03b"/>
    </style:style>
    <style:style style:name="P132" style:family="paragraph" style:parent-style-name="Standard" style:list-style-name="L1">
      <style:text-properties officeooo:rsid="013083a0" officeooo:paragraph-rsid="013083a0"/>
    </style:style>
    <style:style style:name="P133" style:family="paragraph" style:parent-style-name="Standard" style:list-style-name="L1">
      <style:text-properties officeooo:rsid="00aa8ea1" officeooo:paragraph-rsid="00aa8ea1"/>
    </style:style>
    <style:style style:name="P134" style:family="paragraph" style:parent-style-name="Standard" style:list-style-name="L1">
      <style:text-properties officeooo:rsid="01355c12" officeooo:paragraph-rsid="01355c12"/>
    </style:style>
    <style:style style:name="P135" style:family="paragraph" style:parent-style-name="Standard" style:list-style-name="L1">
      <style:text-properties officeooo:rsid="015dfafa" officeooo:paragraph-rsid="015dfafa"/>
    </style:style>
    <style:style style:name="P136" style:family="paragraph" style:parent-style-name="Standard" style:list-style-name="L1">
      <style:text-properties officeooo:rsid="0135dc73" officeooo:paragraph-rsid="0135dc73"/>
    </style:style>
    <style:style style:name="P137" style:family="paragraph" style:parent-style-name="Standard" style:list-style-name="L1">
      <style:text-properties officeooo:rsid="01707822" officeooo:paragraph-rsid="01707822"/>
    </style:style>
    <style:style style:name="P138" style:family="paragraph" style:parent-style-name="Standard" style:list-style-name="L1">
      <style:text-properties officeooo:rsid="0170f00e" officeooo:paragraph-rsid="0170f00e"/>
    </style:style>
    <style:style style:name="T1" style:family="text">
      <style:text-properties officeooo:rsid="002a4c62"/>
    </style:style>
    <style:style style:name="T2" style:family="text">
      <style:text-properties officeooo:rsid="002fc961"/>
    </style:style>
    <style:style style:name="T3" style:family="text">
      <style:text-properties officeooo:rsid="00350b9b"/>
    </style:style>
    <style:style style:name="T4" style:family="text">
      <style:text-properties officeooo:rsid="004760dc"/>
    </style:style>
    <style:style style:name="T5" style:family="text">
      <style:text-properties officeooo:rsid="00514e5b"/>
    </style:style>
    <style:style style:name="T6" style:family="text">
      <style:text-properties officeooo:rsid="005a6ec4"/>
    </style:style>
    <style:style style:name="T7" style:family="text">
      <style:text-properties officeooo:rsid="005c8421"/>
    </style:style>
    <style:style style:name="T8" style:family="text">
      <style:text-properties officeooo:rsid="005dc420"/>
    </style:style>
    <style:style style:name="T9" style:family="text">
      <style:text-properties officeooo:rsid="0061fec0"/>
    </style:style>
    <style:style style:name="T10" style:family="text">
      <style:text-properties officeooo:rsid="00626090"/>
    </style:style>
    <style:style style:name="T11" style:family="text">
      <style:text-properties officeooo:rsid="0066c407"/>
    </style:style>
    <style:style style:name="T12" style:family="text">
      <style:text-properties officeooo:rsid="006d1ae7"/>
    </style:style>
    <style:style style:name="T13" style:family="text">
      <style:text-properties officeooo:rsid="0077438c"/>
    </style:style>
    <style:style style:name="T14" style:family="text">
      <style:text-properties officeooo:rsid="008893d1"/>
    </style:style>
    <style:style style:name="T15" style:family="text">
      <style:text-properties officeooo:rsid="009afdf4"/>
    </style:style>
    <style:style style:name="T16" style:family="text">
      <style:text-properties officeooo:rsid="00a69b55"/>
    </style:style>
    <style:style style:name="T17" style:family="text">
      <style:text-properties officeooo:rsid="00ac1eab"/>
    </style:style>
    <style:style style:name="T18" style:family="text">
      <style:text-properties officeooo:rsid="00b7915d"/>
    </style:style>
    <style:style style:name="T19" style:family="text">
      <style:text-properties officeooo:rsid="00b92075"/>
    </style:style>
    <style:style style:name="T20" style:family="text">
      <style:text-properties officeooo:rsid="00c332c4"/>
    </style:style>
    <style:style style:name="T21" style:family="text">
      <style:text-properties officeooo:rsid="00c4a77c"/>
    </style:style>
    <style:style style:name="T22" style:family="text">
      <style:text-properties officeooo:rsid="00c86a8e"/>
    </style:style>
    <style:style style:name="T23" style:family="text">
      <style:text-properties officeooo:rsid="00ca5546"/>
    </style:style>
    <style:style style:name="T24" style:family="text">
      <style:text-properties officeooo:rsid="00cc05d0"/>
    </style:style>
    <style:style style:name="T25" style:family="text">
      <style:text-properties officeooo:rsid="00cd8ec6"/>
    </style:style>
    <style:style style:name="T26" style:family="text">
      <style:text-properties officeooo:rsid="00cf1815"/>
    </style:style>
    <style:style style:name="T27" style:family="text">
      <style:text-properties officeooo:rsid="00d0ad7d"/>
    </style:style>
    <style:style style:name="T28" style:family="text">
      <style:text-properties officeooo:rsid="00598b33"/>
    </style:style>
    <style:style style:name="T29" style:family="text">
      <style:text-properties officeooo:rsid="00d2e9d8"/>
    </style:style>
    <style:style style:name="T30" style:family="text">
      <style:text-properties officeooo:rsid="00d49bc3"/>
    </style:style>
    <style:style style:name="T31" style:family="text">
      <style:text-properties officeooo:rsid="00d4fd26"/>
    </style:style>
    <style:style style:name="T32" style:family="text">
      <style:text-properties officeooo:rsid="00d88554"/>
    </style:style>
    <style:style style:name="T33" style:family="text">
      <style:text-properties officeooo:rsid="00d91ca7"/>
    </style:style>
    <style:style style:name="T34" style:family="text">
      <style:text-properties officeooo:rsid="00d998fa"/>
    </style:style>
    <style:style style:name="T35" style:family="text">
      <style:text-properties officeooo:rsid="00e37957"/>
    </style:style>
    <style:style style:name="T36" style:family="text">
      <style:text-properties officeooo:rsid="00e8ddbd"/>
    </style:style>
    <style:style style:name="T37" style:family="text">
      <style:text-properties officeooo:rsid="00ee409d"/>
    </style:style>
    <style:style style:name="T38" style:family="text">
      <style:text-properties officeooo:rsid="00ef4cd1"/>
    </style:style>
    <style:style style:name="T39" style:family="text">
      <style:text-properties officeooo:rsid="00f1940f"/>
    </style:style>
    <style:style style:name="T40" style:family="text">
      <style:text-properties officeooo:rsid="00f39409"/>
    </style:style>
    <style:style style:name="T41" style:family="text">
      <style:text-properties officeooo:rsid="00f98203"/>
    </style:style>
    <style:style style:name="T42" style:family="text">
      <style:text-properties officeooo:rsid="00fa9a0b"/>
    </style:style>
    <style:style style:name="T43" style:family="text">
      <style:text-properties officeooo:rsid="00fca450"/>
    </style:style>
    <style:style style:name="T44" style:family="text">
      <style:text-properties officeooo:rsid="00fe75e5"/>
    </style:style>
    <style:style style:name="T45" style:family="text">
      <style:text-properties officeooo:rsid="00fecfe5"/>
    </style:style>
    <style:style style:name="T46" style:family="text">
      <style:text-properties officeooo:rsid="01003e9b"/>
    </style:style>
    <style:style style:name="T47" style:family="text">
      <style:text-properties officeooo:rsid="0101bdef"/>
    </style:style>
    <style:style style:name="T48" style:family="text">
      <style:text-properties officeooo:rsid="0103bdd7"/>
    </style:style>
    <style:style style:name="T49" style:family="text">
      <style:text-properties officeooo:rsid="0105142d"/>
    </style:style>
    <style:style style:name="T50" style:family="text">
      <style:text-properties officeooo:rsid="0108124d"/>
    </style:style>
    <style:style style:name="T51" style:family="text">
      <style:text-properties officeooo:rsid="01097933"/>
    </style:style>
    <style:style style:name="T52" style:family="text">
      <style:text-properties officeooo:rsid="010aeda2"/>
    </style:style>
    <style:style style:name="T53" style:family="text">
      <style:text-properties officeooo:rsid="010b8327"/>
    </style:style>
    <style:style style:name="T54" style:family="text">
      <style:text-properties officeooo:rsid="010d3b82"/>
    </style:style>
    <style:style style:name="T55" style:family="text">
      <style:text-properties officeooo:rsid="01109f38"/>
    </style:style>
    <style:style style:name="T56" style:family="text">
      <style:text-properties officeooo:rsid="011340fe"/>
    </style:style>
    <style:style style:name="T57" style:family="text">
      <style:text-properties officeooo:rsid="01138e35"/>
    </style:style>
    <style:style style:name="T58" style:family="text">
      <style:text-properties officeooo:rsid="0114d880"/>
    </style:style>
    <style:style style:name="T59" style:family="text">
      <style:text-properties officeooo:rsid="0117b7b4"/>
    </style:style>
    <style:style style:name="T60" style:family="text">
      <style:text-properties officeooo:rsid="011ca949"/>
    </style:style>
    <style:style style:name="T61" style:family="text">
      <style:text-properties officeooo:rsid="011dca62"/>
    </style:style>
    <style:style style:name="T62" style:family="text">
      <style:text-properties officeooo:rsid="011e93b9"/>
    </style:style>
    <style:style style:name="T63" style:family="text">
      <style:text-properties officeooo:rsid="011f1434"/>
    </style:style>
    <style:style style:name="T64" style:family="text">
      <style:text-properties officeooo:rsid="01216d69"/>
    </style:style>
    <style:style style:name="T65" style:family="text">
      <style:text-properties officeooo:rsid="01232b3a"/>
    </style:style>
    <style:style style:name="T66" style:family="text">
      <style:text-properties officeooo:rsid="01240716"/>
    </style:style>
    <style:style style:name="T67" style:family="text">
      <style:text-properties officeooo:rsid="0124378d"/>
    </style:style>
    <style:style style:name="T68" style:family="text">
      <style:text-properties officeooo:rsid="01272c5c"/>
    </style:style>
    <style:style style:name="T69" style:family="text">
      <style:text-properties officeooo:rsid="012a4b1d"/>
    </style:style>
    <style:style style:name="T70" style:family="text">
      <style:text-properties officeooo:rsid="00aa8ea1"/>
    </style:style>
    <style:style style:name="T71" style:family="text">
      <style:text-properties officeooo:rsid="013e5d22"/>
    </style:style>
    <style:style style:name="T72" style:family="text">
      <style:text-properties officeooo:rsid="01417110"/>
    </style:style>
    <style:style style:name="T73" style:family="text">
      <style:text-properties officeooo:rsid="01475a37"/>
    </style:style>
    <style:style style:name="T74" style:family="text">
      <style:text-properties officeooo:rsid="014760d1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10d3b82" style:font-weight-asian="bold" style:font-weight-complex="bold"/>
    </style:style>
    <style:style style:name="T77" style:family="text">
      <style:text-properties officeooo:rsid="014d6890"/>
    </style:style>
    <style:style style:name="T78" style:family="text">
      <style:text-properties officeooo:rsid="014ed300"/>
    </style:style>
    <style:style style:name="T79" style:family="text">
      <style:text-properties officeooo:rsid="0153e1d8"/>
    </style:style>
    <style:style style:name="T80" style:family="text">
      <style:text-properties officeooo:rsid="01554522"/>
    </style:style>
    <style:style style:name="T81" style:family="text">
      <style:text-properties officeooo:rsid="015a248e"/>
    </style:style>
    <style:style style:name="T82" style:family="text">
      <style:text-properties officeooo:rsid="015c7617"/>
    </style:style>
    <style:style style:name="T83" style:family="text">
      <style:text-properties officeooo:rsid="015eaed1"/>
    </style:style>
    <style:style style:name="T84" style:family="text">
      <style:text-properties officeooo:rsid="01604feb"/>
    </style:style>
    <style:style style:name="T85" style:family="text">
      <style:text-properties officeooo:rsid="0160b53a"/>
    </style:style>
    <style:style style:name="T86" style:family="text">
      <style:text-properties officeooo:rsid="016245b7"/>
    </style:style>
    <style:style style:name="T87" style:family="text">
      <style:text-properties officeooo:rsid="0164f4a9"/>
    </style:style>
    <style:style style:name="T88" style:family="text">
      <style:text-properties officeooo:rsid="0166902a"/>
    </style:style>
    <style:style style:name="T89" style:family="text">
      <style:text-properties officeooo:rsid="016af83f"/>
    </style:style>
    <style:style style:name="T90" style:family="text">
      <style:text-properties officeooo:rsid="01707822"/>
    </style:style>
    <style:style style:name="T91" style:family="text">
      <style:text-properties officeooo:rsid="0024c9ea"/>
    </style:style>
    <style:style style:name="T92" style:family="text">
      <style:text-properties officeooo:rsid="0026bfa1"/>
    </style:style>
    <style:style style:name="T93" style:family="text">
      <style:text-properties officeooo:rsid="0117c40d"/>
    </style:style>
    <style:style style:name="T94" style:family="text">
      <style:text-properties officeooo:rsid="00e7a529"/>
    </style:style>
    <style:style style:name="T95" style:family="text">
      <style:text-properties officeooo:rsid="0077d527"/>
    </style:style>
    <style:style style:name="T96" style:family="text">
      <style:text-properties officeooo:rsid="013083a0"/>
    </style:style>
    <style:style style:name="T97" style:family="text">
      <style:text-properties officeooo:rsid="017376e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67603087" text:style-name="L1">
        <text:list-item>
          <text:p text:style-name="P16">Content</text:p>
          <text:list>
            <text:list-item>
              <text:p text:style-name="P16">Theory, introduction, Normalising Flows, MAF</text:p>
            </text:list-item>
            <text:list-item>
              <text:p text:style-name="P17">Evaluate two abilities of Normalising Flows, <text:span text:style-name="T18">density estimation and sampling</text:span>:</text:p>
              <text:list>
                <text:list-item>
                  <text:p text:style-name="P18">How close it gets to learned distributions</text:p>
                </text:list-item>
                <text:list-item>
                  <text:p text:style-name="P17">Sample quality, <text:span text:style-name="T19">real world dataset</text:span></text:p>
                </text:list-item>
              </text:list>
            </text:list-item>
          </text:list>
        </text:list-item>
        <text:list-item>
          <text:p text:style-name="P19">Density Estimation</text:p>
          <text:list>
            <text:list-item>
              <text:p text:style-name="P19">1D example</text:p>
            </text:list-item>
            <text:list-item>
              <text:p text:style-name="P19">black: density function</text:p>
              <text:list>
                <text:list-item>
                  <text:p text:style-name="P20">do not have that, want that</text:p>
                </text:list-item>
              </text:list>
            </text:list-item>
            <text:list-item>
              <text:p text:style-name="P19">blue plusses: samples from this distribution</text:p>
              <text:list>
                <text:list-item>
                  <text:p text:style-name="P20">have that, datasets</text:p>
                </text:list-item>
              </text:list>
            </text:list-item>
            <text:list-item>
              <text:p text:style-name="P21">Motivation</text:p>
              <text:list>
                <text:list-item>
                  <text:p text:style-name="P21">Bayes</text:p>
                </text:list-item>
                <text:list-item>
                  <text:p text:style-name="P21">Anomaly Analysis</text:p>
                </text:list-item>
              </text:list>
            </text:list-item>
            <text:list-item>
              <text:p text:style-name="P21">Histogram</text:p>
              <text:list>
                <text:list-item>
                  <text:p text:style-name="P21">20 bins</text:p>
                </text:list-item>
                <text:list-item>
                  <text:p text:style-name="P21">counts samples that fall in a bins range</text:p>
                </text:list-item>
                <text:list-item>
                  <text:p text:style-name="P10"><text:span text:style-name="T91">normalises</text:span></text:p>
                </text:list-item>
              </text:list>
            </text:list-item>
            <text:list-item>
              <text:p text:style-name="P22">KDE</text:p>
              <text:list>
                <text:list-item>
                  <text:p text:style-name="P22">Kernel function over each sample</text:p>
                </text:list-item>
                <text:list-item>
                  <text:p text:style-name="P11"><text:span text:style-name="T92">density=sum of all kernels at x</text:span></text:p>
                </text:list-item>
              </text:list>
            </text:list-item>
            <text:list-item>
              <text:p text:style-name="P23">Curse of dimensionality</text:p>
            </text:list-item>
          </text:list>
        </text:list-item>
        <text:list-item>
          <text:p text:style-name="P24">Normalising Flows</text:p>
          <text:list>
            <text:list-item>
              <text:p text:style-name="P24">left: <text:span text:style-name="T2">X</text:span> arbitrary <text:span text:style-name="T1">data</text:span> <text:span text:style-name="T3">density </text:span>function</text:p>
            </text:list-item>
            <text:list-item>
              <text:p text:style-name="P24">right: <text:span text:style-name="T2">U</text:span> <text:span text:style-name="T17">parametrised</text:span> base distribution: standard normal</text:p>
            </text:list-item>
            <text:list-item>
              <text:p text:style-name="P25">NF: Framework that transforms point of data distribution into point of base distribution</text:p>
            </text:list-item>
            <text:list-item>
              <text:p text:style-name="P26">vice versa</text:p>
            </text:list-item>
            <text:list-item>
              <text:p text:style-name="P26">bit more detail</text:p>
              <text:list>
                <text:list-item>
                  <text:p text:style-name="P27">transformation is bijective</text:p>
                  <text:list>
                    <text:list-item>
                      <text:p text:style-name="P28">Nfs cannot reduce dimensions</text:p>
                    </text:list-item>
                  </text:list>
                </text:list-item>
                <text:list-item>
                  <text:p text:style-name="P26">f = transforms data towards base distribution</text:p>
                </text:list-item>
                <text:list-item>
                  <text:p text:style-name="P26">g = transforms the other way, <text:span text:style-name="T3">inverse</text:span>, generating</text:p>
                </text:list-item>
              </text:list>
            </text:list-item>
          </text:list>
        </text:list-item>
        <text:list-item>
          <text:p text:style-name="P29">1D Transformation</text:p>
          <text:list>
            <text:list-item>
              <text:p text:style-name="P29">left data distribution, Gaussian, variance of 4</text:p>
              <text:list>
                <text:list-item>
                  <text:p text:style-name="P29">samples are light blue lines, height indicates density</text:p>
                </text:list-item>
                <text:list-item>
                  <text:p text:style-name="P30">usually this distribution is more complicated and not available</text:p>
                </text:list-item>
                <text:list-item>
                  <text:p text:style-name="P30">just the samples are</text:p>
                </text:list-item>
              </text:list>
            </text:list-item>
            <text:list-item>
              <text:p text:style-name="P29">right: base distribution, standard normal</text:p>
            </text:list-item>
            <text:list-item>
              <text:p text:style-name="P31">note: area under curve == 1!!</text:p>
            </text:list-item>
            <text:list-item>
              <text:p text:style-name="P29">how to map the left onto the right and get correct densities?</text:p>
            </text:list-item>
            <text:list-item>
              <text:p text:style-name="P32">Find a function that turns the left density function into the right one</text:p>
            </text:list-item>
            <text:list-item>
              <text:p text:style-name="P30">q(x) = p(x)</text:p>
              <text:list>
                <text:list-item>
                  <text:p text:style-name="P33">top left, is where we start</text:p>
                </text:list-item>
                <text:list-item>
                  <text:p text:style-name="P33">top right is the goal</text:p>
                </text:list-item>
                <text:list-item>
                  <text:p text:style-name="P34">nothing changed yet</text:p>
                  <text:list>
                    <text:list-item>
                      <text:p text:style-name="P35">too broad</text:p>
                    </text:list-item>
                    <text:list-item>
                      <text:p text:style-name="P36">must become narrower</text:p>
                    </text:list-item>
                  </text:list>
                </text:list-item>
              </text:list>
            </text:list-item>
            <text:list-item>
              <text:p text:style-name="P36">q(x) = p(x/2)</text:p>
              <text:list>
                <text:list-item>
                  <text:p text:style-name="P36">look narrow enough</text:p>
                </text:list-item>
                <text:list-item>
                  <text:p text:style-name="P36">values are too low on Y axis</text:p>
                </text:list-item>
                <text:list-item>
                  <text:p text:style-name="P37">integral is not 1 any more</text:p>
                  <text:list>
                    <text:list-item>
                      <text:p text:style-name="P37">violates a core property of a probability density function</text:p>
                    </text:list-item>
                  </text:list>
                </text:list-item>
                <text:list-item>
                  <text:p text:style-name="P36">how to fix this?</text:p>
                </text:list-item>
              </text:list>
            </text:list-item>
            <text:list-item>
              <text:p text:style-name="P36">q(x) = p(x/2) * 2</text:p>
              <text:list>
                <text:list-item>
                  <text:p text:style-name="P36">‘correct’ the density with factor of 2</text:p>
                </text:list-item>
              </text:list>
            </text:list-item>
            <text:list-item>
              <text:p text:style-name="P38">Two things happened:</text:p>
              <text:list>
                <text:list-item>
                  <text:p text:style-name="P38">x was transformed</text:p>
                </text:list-item>
                <text:list-item>
                  <text:p text:style-name="P38">density of transformed x had to be ‘corrected’ <text:span text:style-name="T4">with two for some reason</text:span></text:p>
                </text:list-item>
                <text:list-item>
                  <text:p text:style-name="P39">lets look at a 2D example to <text:span text:style-name="T21">explain why that is and how to deal with it</text:span></text:p>
                </text:list-item>
              </text:list>
            </text:list-item>
          </text:list>
        </text:list-item>
        <text:list-item>
          <text:p text:style-name="P40">Jacobian Matrix and Determinant</text:p>
          <text:list>
            <text:list-item>
              <text:p text:style-name="P41">Lets assume a transformation f, that expands this 1x1 quad into this rectangle</text:p>
              <text:list>
                <text:list-item>
                  <text:p text:style-name="P41">here f is constant for all inputs</text:p>
                </text:list-item>
                <text:list-item>
                  <text:p text:style-name="P41">f1 transforms the first dimension of the input, f2 the second</text:p>
                </text:list-item>
              </text:list>
            </text:list-item>
            <text:list-item>
              <text:p text:style-name="P42">how to ‘correct’ the density?</text:p>
            </text:list-item>
            <text:list-item>
              <text:p text:style-name="P43">Ja<text:span text:style-name="T8">c</text:span>obian Matrix</text:p>
              <text:list>
                <text:list-item>
                  <text:p text:style-name="P43">matrix of all first derivatives of f regarding all dimensions of it</text:p>
                </text:list-item>
                <text:list-item>
                  <text:p text:style-name="P44">DxD matrix, 2x2 in this case</text:p>
                </text:list-item>
                <text:list-item>
                  <text:p text:style-name="P45">plug in our f, <text:span text:style-name="T5">get Jacobian matrix</text:span></text:p>
                </text:list-item>
                <text:list-item>
                  <text:p text:style-name="P46">determinant of Jacobian of f(x) is the change of volume of f in x</text:p>
                  <text:list>
                    <text:list-item>
                      <text:p text:style-name="P7">linear approximation in x//</text:p>
                    </text:list-item>
                    <text:list-item>
                      <text:p text:style-name="P47">9/2 or 4.5, equals the area of the large base side rectang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<text:span text:style-name="T22">Now we can formalise the Normalising Flow</text:span>:</text:p>
          <text:list>
            <text:list-item>
              <text:p text:style-name="P49">a NF models the data distribution, p(x), as the likelihood of the <text:span text:style-name="T23">data transformed by f() </text:span>under a base distribution q()</text:p>
              <text:list>
                <text:list-item>
                  <text:p text:style-name="P49">and the correction with the Jacobian determinant we have just seen</text:p>
                </text:list-item>
              </text:list>
            </text:list-item>
            <text:list-item>
              <text:p text:style-name="P50">optimisation target is maximum likelihood</text:p>
            </text:list-item>
            <text:list-item>
              <text:p text:style-name="P7">Jacobian prevents transformation to collapse all data points into the point of the highest density of the base distribution</text:p>
            </text:list-item>
            <text:list-item>
              <text:p text:style-name="P51">can build deep models</text:p>
            </text:list-item>
            <text:list-item>
              <text:p text:style-name="P51">deep models have increased expressiveness</text:p>
              <text:list>
                <text:list-item>
                  <text:p text:style-name="P12"><text:span text:style-name="T93">can learn more complicated distributions</text:span></text:p>
                </text:list-item>
              </text:list>
            </text:list-item>
          </text:list>
        </text:list-item>
        <text:list-item>
          <text:p text:style-name="P52">Autoregression </text:p>
          <text:list>
            <text:list-item>
              <text:p text:style-name="P52">you may be familiar with autoregression from the time series domain</text:p>
              <text:list>
                <text:list-item>
                  <text:p text:style-name="P52">predict t+1 based on <text:span text:style-name="T26">time slices</text:span> <text:span text:style-name="T26">up </text:span>to t</text:p>
                </text:list-item>
                <text:list-item>
                  <text:p text:style-name="P52">this is similar but ‘<text:span text:style-name="T6">predicts’ something for dimension d based on </text:span><text:span text:style-name="T29">the</text:span><text:span text:style-name="T6"> previous di</text:span><text:span text:style-name="T7">mensions</text:span></text:p>
                </text:list-item>
                <text:list-item>
                  <text:p text:style-name="P53"><text:span text:style-name="T30">remember: </text:span><text:span text:style-name="T31">you </text:span>can remodel <text:span text:style-name="T27">any distribution </text:span>p(x) using <text:span text:style-name="T11">the chain rule</text:span></text:p>
                  <text:list>
                    <text:list-item>
                      <text:p text:style-name="P54">turns p(x) into a product of conditionals</text:p>
                    </text:list-item>
                  </text:list>
                </text:list-item>
              </text:list>
            </text:list-item>
            <text:list-item>
              <text:p text:style-name="P55">Looking at MADE, <text:span text:style-name="T28">Masked Autoencoder for Distribution Estimation, </text:span>which implements that formula</text:p>
            </text:list-item>
            <text:list-item>
              <text:p text:style-name="P56">Basically Autoencoder with stripped connections</text:p>
            </text:list-item>
            <text:list-item>
              <text:p text:style-name="P57">Scheme for a 3D MADE</text:p>
            </text:list-item>
            <text:list-item>
              <text:p text:style-name="P57">left: input <text:span text:style-name="T32">vector</text:span>, data</text:p>
            </text:list-item>
            <text:list-item>
              <text:p text:style-name="P58">neural net produces parameters for multivariate Gaussian based on input <text:span text:style-name="T25">x</text:span></text:p>
            </text:list-item>
            <text:list-item>
              <text:p text:style-name="P59">multivariate Gaussian used to calculate density of <text:span text:style-name="T24">the input </text:span>x</text:p>
            </text:list-item>
            <text:list-item>
              <text:p text:style-name="P60">very right: dismantled probability of x, according to the formula</text:p>
            </text:list-item>
            <text:list-item>
              <text:p text:style-name="P7">wiring:</text:p>
              <text:list>
                <text:list-item>
                  <text:p text:style-name="P7">assign IDs from 1..d to input nodes and output nodes, same order</text:p>
                </text:list-item>
                <text:list-item>
                  <text:p text:style-name="P7">assign IDs from 1..d-1 to hidden nodes</text:p>
                </text:list-item>
                <text:list-item>
                  <text:p text:style-name="P7">wire hidden node inputs:</text:p>
                  <text:list>
                    <text:list-item>
                      <text:p text:style-name="P7">only connect nodes with ID &lt;= own</text:p>
                    </text:list-item>
                    <text:list-item>
                      <text:p text:style-name="P7">first node is not connected to <text:span text:style-name="T10">the network</text:span></text:p>
                    </text:list-item>
                  </text:list>
                </text:list-item>
                <text:list-item>
                  <text:p text:style-name="P7">wire output nodes:</text:p>
                  <text:list>
                    <text:list-item>
                      <text:p text:style-name="P7">only connect nodes with ID &lt; own</text:p>
                    </text:list-item>
                    <text:list-item>
                      <text:p text:style-name="P7">second node is not connected to any in<text:span text:style-name="T9">p</text:span>ut</text:p>
                    </text:list-item>
                  </text:list>
                </text:list-item>
              </text:list>
            </text:list-item>
            <text:list-item>
              <text:p text:style-name="P7">How does it work?</text:p>
              <text:list>
                <text:list-item>
                  <text:p text:style-name="P7">plug x into the neural net</text:p>
                </text:list-item>
                <text:list-item>
                  <text:p text:style-name="P7">get parameters for multivariate Gaussian</text:p>
                  <text:list>
                    <text:list-item>
                      <text:p text:style-name="P7">no computational path from second dimension to second output</text:p>
                    </text:list-item>
                    <text:list-item>
                      <text:p text:style-name="P7">one for the third</text:p>
                    </text:list-item>
                    <text:list-item>
                      <text:p text:style-name="P7">two for the first</text:p>
                    </text:list-item>
                    <text:list-item>
                      <text:p text:style-name="P7">MADE implements chain rule</text:p>
                    </text:list-item>
                  </text:list>
                </text:list-item>
                <text:list-item>
                  <text:p text:style-name="P7">calculate density</text:p>
                </text:list-item>
              </text:list>
            </text:list-item>
          </text:list>
        </text:list-item>
        <text:list-item>
          <text:p text:style-name="P61">Masked Autoregressive Flow</text:p>
          <text:list>
            <text:list-item>
              <text:p text:style-name="P62">1 layer MAF</text:p>
            </text:list-item>
            <text:list-item>
              <text:p text:style-name="P62">data <text:span text:style-name="T85">vector</text:span> is on the left</text:p>
            </text:list-item>
            <text:list-item>
              <text:p text:style-name="P63">base distribution: standard normal HERE</text:p>
            </text:list-item>
            <text:list-item>
              <text:p text:style-name="P64">MADE produces parameters for a transformation <text:span text:style-name="T84">based on the input</text:span></text:p>
            </text:list-item>
            <text:list-item>
              <text:p text:style-name="P64"><text:span text:style-name="T84">transformation: </text:span>scale<text:span text:style-name="T86">s</text:span> <text:span text:style-name="T86">and</text:span> shift<text:span text:style-name="T86">s</text:span> <text:span text:style-name="T84">the input</text:span></text:p>
            </text:list-item>
            <text:list-item>
              <text:p text:style-name="P65">that gives us this U vector</text:p>
            </text:list-item>
            <text:list-item>
              <text:p text:style-name="P65">p(x) then is the density of <text:span text:style-name="T34">that </text:span>U <text:span text:style-name="T34">vector</text:span> <text:span text:style-name="T33">under the base distribution</text:span></text:p>
            </text:list-item>
            <text:list-item>
              <text:p text:style-name="P66">the change of volume is undone by the Jacobian, which is not displayed here</text:p>
            </text:list-item>
            <text:list-item>
              <text:p text:style-name="P28">autoregressi<text:span text:style-name="T33">on</text:span> greatly reduces computation time</text:p>
              <text:list>
                <text:list-item>
                  <text:p text:style-name="P13"><text:span text:style-name="T41">enables to</text:span><text:span text:style-name="T94"> express arbitrary densities</text:span></text:p>
                </text:list-item>
              </text:list>
            </text:list-item>
            <text:list-item>
              <text:p text:style-name="P67">2 layer MAF</text:p>
              <text:list>
                <text:list-item>
                  <text:p text:style-name="P68">take the output of MAF1, plug it into MAF2</text:p>
                </text:list-item>
                <text:list-item>
                  <text:p text:style-name="P68">MAF2 permutes order</text:p>
                </text:list-item>
                <text:list-item>
                  <text:p text:style-name="P14"><text:span text:style-name="T95">outputs new Us</text:span></text:p>
                </text:list-item>
              </text:list>
            </text:list-item>
          </text:list>
        </text:list-item>
        <text:list-item>
          <text:p text:style-name="P69">Practical Concerns</text:p>
          <text:list>
            <text:list-item>
              <text:p text:style-name="P70">Now the practical part</text:p>
            </text:list-item>
            <text:list-item>
              <text:p text:style-name="P71">Regarding density estimation</text:p>
              <text:list>
                <text:list-item>
                  <text:p text:style-name="P72">find out how close MAF<text:span text:style-name="T51">s</text:span> can get to true, <text:span text:style-name="T42">artificial</text:span> distributions</text:p>
                  <text:list>
                    <text:list-item>
                      <text:p text:style-name="P72">Measure with KL divergence</text:p>
                      <text:list>
                        <text:list-item>
                          <text:p text:style-name="P72"><text:span text:style-name="T20">sort of </text:span>‘distance’ between <text:span text:style-name="T52">the MAF and the true distribution</text:span></text:p>
                        </text:list-item>
                      </text:list>
                    </text:list-item>
                    <text:list-item>
                      <text:p text:style-name="P73">have a look at lower dimensions first</text:p>
                    </text:list-item>
                    <text:list-item>
                      <text:p text:style-name="P73">look at higher dimensions as well</text:p>
                    </text:list-item>
                  </text:list>
                </text:list-item>
              </text:list>
            </text:list-item>
            <text:list-item>
              <text:p text:style-name="P74">find out how good the generated samples are</text:p>
              <text:list>
                <text:list-item>
                  <text:p text:style-name="P75">Measure accuracy of trained classifiers</text:p>
                </text:list-item>
                <text:list-item>
                  <text:p text:style-name="P75">50 dimensional dataset</text:p>
                </text:list-item>
              </text:list>
            </text:list-item>
          </text:list>
        </text:list-item>
        <text:list-item>
          <text:p text:style-name="P76">Skipping 1D, since it just fits a Gaussian</text:p>
        </text:list-item>
        <text:list-item>
          <text:p text:style-name="P77">2D <text:span text:style-name="T15">1G</text:span>: </text:p>
          <text:list>
            <text:list-item>
              <text:p text:style-name="P77">simplest thing first</text:p>
            </text:list-item>
            <text:list-item>
              <text:p text:style-name="P78"><text:span text:style-name="T50">top left: </text:span>heatmap of the true density distribution</text:p>
              <text:list>
                <text:list-item>
                  <text:p text:style-name="P78">brightness indicates more likelihood</text:p>
                </text:list-item>
              </text:list>
            </text:list-item>
            <text:list-item>
              <text:p text:style-name="P79">other images are <text:span text:style-name="T35">divergence map</text:span>s:</text:p>
              <text:list>
                <text:list-item>
                  <text:p text:style-name="P79">red indicates <text:span text:style-name="T36">MAF</text:span> assigns more than the true likelihood</text:p>
                </text:list-item>
                <text:list-item>
                  <text:p text:style-name="P79">blue indicates less</text:p>
                </text:list-item>
                <text:list-item>
                  <text:p text:style-name="P80">bottom right: bar diagram of average KL divergence <text:span text:style-name="T81">for each amount of layers</text:span></text:p>
                  <text:list>
                    <text:list-item>
                      <text:p text:style-name="P80"><text:span text:style-name="T77">a </text:span>dot <text:span text:style-name="T77">is</text:span> KL of <text:span text:style-name="T77">a </text:span>individual run</text:p>
                    </text:list-item>
                  </text:list>
                </text:list-item>
                <text:list-item>
                  <text:p text:style-name="P81">divergence increases as more layers are added</text:p>
                </text:list-item>
                <text:list-item>
                  <text:p text:style-name="P81">but absolute divergence is low</text:p>
                </text:list-item>
              </text:list>
            </text:list-item>
          </text:list>
        </text:list-item>
        <text:list-item>
          <text:p text:style-name="P82">2D 2G</text:p>
          <text:list>
            <text:list-item>
              <text:p text:style-name="P83">show: 1L is insufficient</text:p>
            </text:list-item>
            <text:list-item>
              <text:p text:style-name="P84">2 Gaussian bumps</text:p>
              <text:list>
                <text:list-item>
                  <text:p text:style-name="P84">Gap between them</text:p>
                </text:list-item>
              </text:list>
            </text:list-item>
            <text:list-item>
              <text:p text:style-name="P82">1,3,5 and 10 layers</text:p>
            </text:list-item>
            <text:list-item>
              <text:p text:style-name="P85">divergence is highest for 1L</text:p>
            </text:list-item>
            <text:list-item>
              <text:p text:style-name="P82">‘thread’ between two bumps</text:p>
            </text:list-item>
            <text:list-item>
              <text:p text:style-name="P82">thins out with more layers</text:p>
            </text:list-item>
            <text:list-item>
              <text:p text:style-name="P82">more layers decreases divergence, <text:span text:style-name="T44">0.</text:span><text:span text:style-name="T45">0</text:span><text:span text:style-name="T44">18</text:span></text:p>
            </text:list-item>
          </text:list>
        </text:list-item>
        <text:list-item>
          <text:p text:style-name="P86">2D 7G</text:p>
          <text:list>
            <text:list-item>
              <text:p text:style-name="P87">show what happens if distribution becomes more complex</text:p>
            </text:list-item>
            <text:list-item>
              <text:p text:style-name="P88">7 random Gaussians, not too far apart</text:p>
            </text:list-item>
            <text:list-item>
              <text:p text:style-name="P87">divergence clearly decreases with more layers added, <text:span text:style-name="T46">0.03</text:span></text:p>
            </text:list-item>
          </text:list>
        </text:list-item>
        <text:list-item>
          <text:p text:style-name="P8">2D 4Gc</text:p>
          <text:list>
            <text:list-item>
              <text:p text:style-name="P87">just another, somewhat more complex distribution</text:p>
            </text:list-item>
            <text:list-item>
              <text:p text:style-name="P8">4 Gaussians, ‘connected’</text:p>
            </text:list-item>
            <text:list-item>
              <text:p text:style-name="P89">visually adding more layers seems to reduce divergence</text:p>
            </text:list-item>
            <text:list-item>
              <text:p text:style-name="P89">look at the <text:span text:style-name="T78">average</text:span> divergence shows that it <text:span text:style-name="T53">starts increasing</text:span> with <text:s/><text:span text:style-name="T53">10 layers</text:span></text:p>
            </text:list-item>
            <text:list-item>
              <text:p text:style-name="P9">lowest at 5L, <text:span text:style-name="T43">0.</text:span><text:span text:style-name="T47">0</text:span><text:span text:style-name="T43">1</text:span><text:span text:style-name="T57">2</text:span></text:p>
            </text:list-item>
          </text:list>
        </text:list-item>
        <text:list-item>
          <text:p text:style-name="P90">2D 10G</text:p>
          <text:list>
            <text:list-item>
              <text:p text:style-name="P91">show what happens <text:span text:style-name="T54">when there </text:span><text:span text:style-name="T88">large gaps</text:span> between bumps</text:p>
            </text:list-item>
            <text:list-item>
              <text:p text:style-name="P90">10 Gaussian bumps <text:span text:style-name="T53">in a larger sample space</text:span></text:p>
            </text:list-item>
            <text:list-item>
              <text:p text:style-name="P90">You can see the threads connecting the bumps</text:p>
            </text:list-item>
            <text:list-item>
              <text:p text:style-name="P90">divergence decreases with more layers added</text:p>
            </text:list-item>
            <text:list-item>
              <text:p text:style-name="P92">divergence is high compared to previous examples</text:p>
            </text:list-item>
            <text:list-item>
              <text:p text:style-name="P92"><text:span text:style-name="T48">0.37, </text:span><text:span text:style-name="T49">more than 20x </text:span><text:span text:style-name="T58">as high as</text:span><text:span text:style-name="T49"> the previous one</text:span></text:p>
            </text:list-item>
          </text:list>
        </text:list-item>
        <text:list-item>
          <text:p text:style-name="P93">2D KL Overview</text:p>
          <text:list>
            <text:list-item>
              <text:p text:style-name="P93">all experiments</text:p>
            </text:list-item>
            <text:list-item>
              <text:p text:style-name="P93">brighter means less divergence</text:p>
            </text:list-item>
            <text:list-item>
              <text:p text:style-name="P93">all scenarios improve with more layers added</text:p>
              <text:list>
                <text:list-item>
                  <text:p text:style-name="P94">4 <text:span text:style-name="T89">are worse with 10 then with 5 layers</text:span></text:p>
                </text:list-item>
              </text:list>
            </text:list-item>
          </text:list>
        </text:list-item>
        <text:list-item>
          <text:p text:style-name="P95">2D Summary</text:p>
          <text:list>
            <text:list-item>
              <text:p text:style-name="P95"><text:span text:style-name="T87">generally </text:span>more layers improve results</text:p>
            </text:list-item>
            <text:list-item>
              <text:p text:style-name="P95">can have way more layers than dimensions</text:p>
            </text:list-item>
            <text:list-item>
              <text:p text:style-name="P95">Gaps increase divergence</text:p>
            </text:list-item>
            <text:list-item>
              <text:p text:style-name="P95">does it hold true for higher dimensions?</text:p>
              <text:p text:style-name="P95"/>
            </text:list-item>
          </text:list>
        </text:list-item>
        <text:list-item>
          <text:p text:style-name="P96"><text:span text:style-name="T75">10D</text:span>: Results and overview</text:p>
          <text:list>
            <text:list-item>
              <text:p text:style-name="P96"><text:span text:style-name="T61">Set of </text:span>7 <text:span text:style-name="T60">random 10D multivariate </text:span>Gaussians</text:p>
            </text:list-item>
            <text:list-item>
              <text:p text:style-name="P96">a<text:span text:style-name="T62">ll </text:span><text:span text:style-name="T63">experiments </text:span><text:span text:style-name="T64">share</text:span><text:span text:style-name="T62"> the same set of Gaussians</text:span>, only <text:span text:style-name="T62">their</text:span> distance <text:span text:style-name="T82">is scaled</text:span></text:p>
            </text:list-item>
            <text:list-item>
              <text:p text:style-name="P96">left to right: distance shrinks</text:p>
              <text:list>
                <text:list-item>
                  <text:p text:style-name="P96">variance shrinks too</text:p>
                </text:list-item>
                <text:list-item>
                  <text:p text:style-name="P96">mean shrinks until medium</text:p>
                </text:list-item>
              </text:list>
            </text:list-item>
            <text:list-item>
              <text:p text:style-name="P97">10L not better than 3L</text:p>
            </text:list-item>
            <text:list-item>
              <text:p text:style-name="P97">either 5L or 7L reach lowest average divergence</text:p>
            </text:list-item>
            <text:list-item>
              <text:p text:style-name="P98">20 and 10 layers are the worst</text:p>
            </text:list-item>
          </text:list>
        </text:list-item>
        <text:list-item>
          <text:p text:style-name="P99">10D Summary</text:p>
          <text:list>
            <text:list-item>
              <text:p text:style-name="P99">More layer do not always improve</text:p>
            </text:list-item>
            <text:list-item>
              <text:p text:style-name="P99">5 to 7 layers work best</text:p>
            </text:list-item>
            <text:list-item>
              <text:p text:style-name="P99">layers &lt; dimensions</text:p>
            </text:list-item>
            <text:list-item>
              <text:p text:style-name="P99">Gaps increase divergence//</text:p>
            </text:list-item>
          </text:list>
        </text:list-item>
      </text:list>
      <text:p text:style-name="P3"/>
      <text:list xml:id="list113204374573564" text:continue-numbering="true" text:style-name="L1">
        <text:list-item>
          <text:p text:style-name="P100"><text:span text:style-name="T76">Sampling Quality</text:span><text:span text:style-name="T54">: </text:span>MiniBooNE</text:p>
          <text:list>
            <text:list-item>
              <text:p text:style-name="P100">50 dimensions</text:p>
            </text:list-item>
            <text:list-item>
              <text:p text:style-name="P100">physical experiment to observe neutrinos</text:p>
            </text:list-item>
            <text:list-item>
              <text:p text:style-name="P100">binary classification problem of signal and noise</text:p>
            </text:list-item>
            <text:list-item>
              <text:p text:style-name="P100">~130k samples, 70% noise</text:p>
            </text:list-item>
            <text:list-item>
              <text:p text:style-name="P100">Experiment</text:p>
              <text:list>
                <text:list-item>
                  <text:p text:style-name="P100">fit one 30 layer MAF for signal, one for noise</text:p>
                </text:list-item>
                <text:list-item>
                  <text:p text:style-name="P100">sample synthetic dataset from MAFs</text:p>
                </text:list-item>
                <text:list-item>
                  <text:p text:style-name="P100">fit multiple classifiers with varying amounts of genuine and synthetic samples</text:p>
                </text:list-item>
                <text:list-item>
                  <text:p text:style-name="P100">measure accuracy on a held out, genuine test set</text:p>
                </text:list-item>
              </text:list>
            </text:list-item>
          </text:list>
        </text:list-item>
      </text:list>
      <text:p text:style-name="P2"/>
      <text:list xml:id="list113203837877009" text:continue-numbering="true" text:style-name="L1">
        <text:list-item>
          <text:p text:style-name="P101">MiniBooNE</text:p>
          <text:list>
            <text:list-item>
              <text:p text:style-name="P102">1</text:p>
              <text:list>
                <text:list-item>
                  <text:p text:style-name="P104">a classifier is configured by the amount of genuine and synthetic training samples</text:p>
                </text:list-item>
                <text:list-item>
                  <text:p text:style-name="P105"><text:span text:style-name="T37">bottom, </text:span>horizontal <text:span text:style-name="T65">axis</text:span>: amount of <text:span text:style-name="T66">genuine</text:span> training samples seen by a classifier</text:p>
                  <text:list>
                    <text:list-item>
                      <text:p text:style-name="P104">0 synthetic samples</text:p>
                    </text:list-item>
                  </text:list>
                </text:list-item>
                <text:list-item>
                  <text:p text:style-name="P104">trained 10 classifiers for each configuration</text:p>
                </text:list-item>
                <text:list-item>
                  <text:p text:style-name="P106">heatmap of average accuracy of 10 classifiers</text:p>
                </text:list-item>
                <text:list-item>
                  <text:p text:style-name="P107">accuracy increases <text:span text:style-name="T38">gradually </text:span>from ~93.8 to 95% when increasing training samples to maximum</text:p>
                </text:list-item>
                <text:list-item>
                  <text:p text:style-name="P108">baseline <text:span text:style-name="T67">accuracy</text:span> is 95%</text:p>
                </text:list-item>
              </text:list>
            </text:list-item>
            <text:list-item>
              <text:p text:style-name="P103">2</text:p>
              <text:list>
                <text:list-item>
                  <text:p text:style-name="P103">lets look at <text:span text:style-name="T72">what happens when we switch</text:span> <text:span text:style-name="T79">to </text:span>synthetic training samples</text:p>
                </text:list-item>
                <text:list-item>
                  <text:p text:style-name="P109">genuine samples are completely replaced by synthetic ones</text:p>
                  <text:list>
                    <text:list-item>
                      <text:p text:style-name="P109">but with same amount<text:span text:style-name="T68">s</text:span></text:p>
                    </text:list-item>
                  </text:list>
                </text:list-item>
                <text:list-item>
                  <text:p text:style-name="P103">starts at 93.4% and maxes out at 93.7 at 64k samples</text:p>
                </text:list-item>
                <text:list-item>
                  <text:p text:style-name="P110">accuracy drops around 0.4 to 1.5%</text:p>
                </text:list-item>
                <text:list-item>
                  <text:p text:style-name="P111">added colour bar <text:span text:style-name="T55">here for reference</text:span></text:p>
                </text:list-item>
              </text:list>
            </text:list-item>
            <text:list-item>
              <text:p text:style-name="P112">3</text:p>
              <text:list>
                <text:list-item>
                  <text:p text:style-name="P113">look at the next col<text:span text:style-name="T59">u</text:span>mn, <text:span text:style-name="T39">13k genuine training samples</text:span></text:p>
                </text:list-item>
                <text:list-item>
                  <text:p text:style-name="P112">here adding synthetic samples increases the accuracy slightly</text:p>
                </text:list-item>
                <text:list-item>
                  <text:p text:style-name="P114">adding more than ~40k samples <text:span text:style-name="T40">is not beneficial anymore</text:span></text:p>
                </text:list-item>
              </text:list>
            </text:list-item>
            <text:list-item>
              <text:p text:style-name="P115">4</text:p>
              <text:list>
                <text:list-item>
                  <text:p text:style-name="P116">complete map</text:p>
                </text:list-item>
                <text:list-item>
                  <text:p text:style-name="P116">when more genuine samples are used for training, only adding very few synthetic samples does not worsen the accuracy </text:p>
                </text:list-item>
                <text:list-item>
                  <text:p text:style-name="P117">otherwise there is a gradual decline in accuracy</text:p>
                  <text:list>
                    <text:list-item>
                      <text:p text:style-name="P118">drops from 0.1 to 0.2% <text:span text:style-name="T73">when adding the complete synthetic </text:span><text:span text:style-name="T74">training se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13204689564687" text:continue-numbering="true" text:style-name="L1">
        <text:list-item>
          <text:p text:style-name="P119">MiniBooNE <text:span text:style-name="T16">balanced ,</text:span>Accuracy</text:p>
          <text:list>
            <text:list-item>
              <text:p text:style-name="P120">same amount of noise and signal</text:p>
            </text:list-item>
            <text:list-item>
              <text:p text:style-name="P121">1</text:p>
              <text:list>
                <text:list-item>
                  <text:p text:style-name="P122"><text:span text:style-name="T71">using </text:span>genuine samples <text:span text:style-name="T71">only</text:span></text:p>
                </text:list-item>
                <text:list-item>
                  <text:p text:style-name="P121">accuracy increases from 93.2 to 94.8%</text:p>
                </text:list-item>
                <text:list-item>
                  <text:p text:style-name="P123">baseline a bit lower</text:p>
                </text:list-item>
              </text:list>
            </text:list-item>
            <text:list-item>
              <text:p text:style-name="P124">2</text:p>
              <text:list>
                <text:list-item>
                  <text:p text:style-name="P124">switching to synthetic samples decreases accuracy by 0.2 to 1%</text:p>
                </text:list-item>
                <text:list-item>
                  <text:p text:style-name="P125">max 93.8%</text:p>
                </text:list-item>
              </text:list>
            </text:list-item>
            <text:list-item>
              <text:p text:style-name="P126">3</text:p>
              <text:list>
                <text:list-item>
                  <text:p text:style-name="P127">adding <text:span text:style-name="T69">few synthetic samples improves accuracy by 0.1%</text:span></text:p>
                </text:list-item>
                <text:list-item>
                  <text:p text:style-name="P128">adding many reduces it by 0.1 <text:span text:style-name="T80">to 0.2</text:span>%</text:p>
                </text:list-item>
              </text:list>
            </text:list-item>
          </text:list>
        </text:list-item>
        <text:list-item>
          <text:p text:style-name="P129">Mini<text:span text:style-name="T56">B</text:span>ooNE Results</text:p>
          <text:list>
            <text:list-item>
              <text:p text:style-name="P130">Switching to synthetic samples</text:p>
              <text:list>
                <text:list-item>
                  <text:p text:style-name="P130">Accuracy drops slightly in all cases</text:p>
                </text:list-item>
              </text:list>
            </text:list-item>
            <text:list-item>
              <text:p text:style-name="P130">Augmenting synthetic samples</text:p>
              <text:list>
                <text:list-item>
                  <text:p text:style-name="P130">Complete dataset</text:p>
                  <text:list>
                    <text:list-item>
                      <text:p text:style-name="P130">Does no do anything at best</text:p>
                    </text:list-item>
                    <text:list-item>
                      <text:p text:style-name="P130">Augmenting many samples is harmful</text:p>
                    </text:list-item>
                  </text:list>
                </text:list-item>
                <text:list-item>
                  <text:p text:style-name="P130">Balanced</text:p>
                  <text:list>
                    <text:list-item>
                      <text:p text:style-name="P130">Few additional samples may improve accuracy very slightly</text:p>
                    </text:list-item>
                    <text:list-item>
                      <text:p text:style-name="P130">Augmenting many samples is harmful</text:p>
                    </text:list-item>
                  </text:list>
                </text:list-item>
              </text:list>
            </text:list-item>
            <text:list-item>
              <text:p text:style-name="P131">Overall</text:p>
              <text:list>
                <text:list-item>
                  <text:p text:style-name="P132">Adding few additional samples to the balanced dataset may improve accuracy a tiny bit</text:p>
                  <text:list>
                    <text:list-item>
                      <text:p text:style-name="P15"><text:span text:style-name="T96">personally think it is negligible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3">Takeaways</text:p>
          <text:list>
            <text:list-item>
              <text:p text:style-name="P134">MAFs are a great tool that<text:span text:style-name="T70"> can learn arbitrary distributions</text:span></text:p>
            </text:list-item>
            <text:list-item>
              <text:p text:style-name="P135">MAFs are easy to tune, <text:span text:style-name="T90">one big screw: number of layers</text:span></text:p>
            </text:list-item>
            <text:list-item>
              <text:p text:style-name="P136"><text:span text:style-name="T83">MAFs scale</text:span> well for higher dimensions</text:p>
            </text:list-item>
            <text:list-item>
              <text:p text:style-name="P137"><text:span text:style-name="T97">S</text:span>wiss army knife of density estimation</text:p>
            </text:list-item>
          </text:list>
        </text:list-item>
        <text:list-item>
          <text:p text:style-name="P138">The End</text:p>
        </text:list-item>
      </text:list>
      <text:p text:style-name="P6"/>
      <text:p text:style-name="P6"/>
      <text:p text:style-name="P6"/>
      <text:p text:style-name="P6"/>
      <text:list xml:id="list113203959100597" text:continue-numbering="true" text:style-name="L1">
        <text:list-item>
          <text:p text:style-name="P133">select strftime("%d %m %Y", modified, "unixepoch") as m, path, name from walkfiles where modified &lt; datetime('now') order by m desc;</text:p>
        </text:list-item>
        <text:list-item>
          <text:p text:style-name="P133">select strftime("%d %m %Y", created, "unixepoch") as m, path, name from walkfiles where created &lt; datetime('now') order by m desc;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idden" style:family="paragraph" style:parent-style-name="Standard">
      <loext:graphic-properties draw:fill="none" draw:fill-color="#81d41a"/>
      <style:paragraph-properties fo:background-color="transparent"/>
      <style:text-properties fo:color="#cccccc" loext:opacity="100%" fo:background-color="transparen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10:52:06.493239568</meta:creation-date>
    <dc:date>2022-04-06T11:32:03.515630456</dc:date>
    <meta:editing-duration>P2DT21H35M51S</meta:editing-duration>
    <meta:editing-cycles>302</meta:editing-cycles>
    <meta:generator>LibreOffice/7.2.6.2$Linux_X86_64 LibreOffice_project/20$Build-2</meta:generator>
    <meta:document-statistic meta:table-count="0" meta:image-count="0" meta:object-count="0" meta:page-count="1" meta:paragraph-count="266" meta:word-count="1878" meta:character-count="9932" meta:non-whitespace-character-count="8581"/>
  </office:meta>
</office:document-meta>
</file>